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ZA MAMANI, VICTORIA BONIFA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6047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ZA MAMANI, VICTORIA BONIFA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604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2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10/2021</text:p>
          </table:table-cell>
          <table:table-cell table:style-name="Tabla2.A2" office:value-type="string">
            <text:p text:style-name="P9">9334835</text:p>
          </table:table-cell>
          <table:table-cell table:style-name="Tabla2.A2" office:value-type="string">
            <text:p text:style-name="P9">6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2:57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